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2917in" fo:margin-right="0in" fo:text-indent="-0.302in" style:auto-text-indent="false">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 <text:tab/>Allah Bapa Yang Maha Kuasa dan Kekal, <text:line-break/>Terima kasih atas kehidupan yg Engkau karuniakan kepada umatMu di muka bumi. <text:line-break/>Bapa yg Maha Kasih, mohon pula perlindunganMu bagi gereja-geraja yang menderita dan dalam mara bahaya khusunya gereja do Cina, India, dan Afganistan. </text:p>
      <text:p text:style-name="P1">U: <text:tab/>Turunkanlah kuasaMu utk mereka yg tertindas, jagalah mereka dengan tanganMu yg perkasa agar  <text:s text:c="2"/>amanlah mereka dari mara bahaya dan segala yg jahat<text:line-break/>O Bapa yg Maha Suci dengarlah ratapan umatMu di Cina, India, dan Afganistan<text:line-break/>semoga malaikat-malaikatMu menjaga mereka semua agar terlindungan dari angkara murka. </text:p>
      <text:p text:style-name="P1"></text:p>
      <text:p text:style-name="P1"></text:p>
      <text:p text:style-name="P1">P: <text:tab/>Allah Bapa yang Maha Bijaksana,</text:p>
      <text:p text:style-name="P1"><text:s text:c="3"/><text:tab/>Sebentar lagi rakyat Indonesia akan melaksanakan pesta demokrasi. <text:s text:c="2"/></text:p>
      <text:p text:style-name="P1"><text:s text:c="3"/><text:tab/>Sudilah kiranya Allah Bapa memberi terang kepada pemerintah Indonesia dalam persiapan pesta demokrasi ini.Biarlah Tuhan memberikan hikmat dan bijaksana kepada aparat pemerintah agar dapat melaksanakan tugas dengan baik dan jujur.</text:p>
      <text:p text:style-name="P1">U: <text:tab/>Semoga melalui pesta demokrasi ini, Tuhan memunculkan para pemimpin bangsa yang seturut dengan kehendakMu, serta membawa bangsa Indonesia masuk dalam rencana Tuhan. Kami mohon ya Tuhan semoga Engkau sudi mencurahkan berkat, perlindungan, dan pemulihan atas Indonesia, sehingga masyarakat Indonesia dapat hidup dengan damai dan aktif meskipun berada dalam berbagai pencoba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13T08:46:52</meta:creation-date>
    <meta:document-statistic meta:table-count="0" meta:image-count="0" meta:object-count="0" meta:page-count="1" meta:paragraph-count="8" meta:word-count="184" meta:character-count="1319"/>
    <dc:date>2009-03-13T08:49:10</dc:date>
    <meta:editing-duration>PT00H02M20S</meta:editing-duration>
    <meta:editing-cycles>1</meta:editing-cycles>
    <meta:generator>OpenOffice.org/3.0$Linux OpenOffice.org_project/300m9$Build-9358</meta:generator>
  </office:meta>
</office:document-meta>
</file>